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lled_20_Blue">
      <style:graphic-properties draw:textarea-horizontal-align="justify" draw:textarea-vertical-align="middle" draw:auto-grow-height="false" fo:min-height="1.774cm" fo:min-width="2.688cm"/>
    </style:style>
    <style:style style:name="gr2" style:family="graphic" style:parent-style-name="Filled_20_Green">
      <style:graphic-properties draw:textarea-horizontal-align="justify" draw:textarea-vertical-align="middle" draw:auto-grow-height="false" fo:min-height="3.035cm" fo:min-width="2.969cm"/>
    </style:style>
    <style:style style:name="gr3" style:family="graphic" style:parent-style-name="Filled_20_Green">
      <style:graphic-properties draw:textarea-horizontal-align="justify" draw:textarea-vertical-align="middle" draw:auto-grow-height="false" fo:min-height="2.573cm" fo:min-width="2.617cm"/>
    </style:style>
    <style:style style:name="gr4" style:family="graphic" style:parent-style-name="Filled_20_Blue">
      <style:graphic-properties draw:textarea-horizontal-align="justify" draw:textarea-vertical-align="middle" draw:auto-grow-height="false" fo:min-height="2.794cm" fo:min-width="4.826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Filled_20_Green" style:list-style-name="L2">
      <style:graphic-properties draw:textarea-horizontal-align="justify" draw:textarea-vertical-align="middle" draw:auto-grow-height="false" fo:min-height="2.694cm" fo:min-width="2.694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objectwithoutfill">
      <style:graphic-properties svg:stroke-color="#000000" draw:fill="solid" draw:fill-color="#0000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1" style:family="graphic" style:parent-style-name="Filled_20_Green">
      <style:graphic-properties draw:textarea-horizontal-align="justify" draw:textarea-vertical-align="middle" draw:auto-grow-height="false" fo:min-height="2.08cm" fo:min-width="2.1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83cm"/>
    </style:style>
    <style:style style:name="gr13" style:family="graphic" style:parent-style-name="standard">
      <style:graphic-properties draw:stroke="none" svg:stroke-color="#000000" draw:fill="none" draw:fill-color="#ffffff" draw:opacity-name="Transparency_20_4" draw:textarea-horizontal-align="left" draw:auto-grow-height="true" draw:auto-grow-width="true" fo:min-height="0.799cm" fo:min-width="6.0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 draw:opacity-name="Transparency_20_4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88cm" svg:height="1.774cm" svg:x="1.36cm" svg:y="2.701cm">
          <text:p text:style-name="P1">Learn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9cm" svg:height="4.291cm" svg:x="18.792cm" svg:y="1.385cm">
          <text:p text:style-name="P1">03.</text:p>
          <text:p text:style-name="P1">View</text:p>
          <text:p text:style-name="P1"><text:s/>Portfol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699cm" svg:height="3.637cm" svg:x="13.727cm" svg:y="6.761cm">
          <text:p text:style-name="P1">02.</text:p>
          <text:p text:style-name="P1">Add</text:p>
          <text:p text:style-name="P1">Certific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826cm" svg:height="2.794cm" svg:x="10.453cm" svg:y="2.174cm">
          <text:p text:style-name="P1">01.</text:p>
          <text:p text:style-name="P1">Learner</text:p>
          <text:p text:style-name="P1">Portfolio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048cm" svg:y1="3.54cm" svg:x2="10.652cm" svg:y2="3.54cm">
          <text:p/>
        </draw:line>
        <draw:line draw:style-name="gr5" draw:text-style-name="P2" draw:layer="layout" svg:x1="15.244cm" svg:y1="3.544cm" svg:x2="18.8cm" svg:y2="3.544cm">
          <text:p/>
        </draw:line>
        <draw:custom-shape draw:style-name="gr6" draw:text-style-name="P3" draw:layer="layout" svg:width="3.81cm" svg:height="3.81cm" svg:x="9.128cm" svg:y="6.842cm">
          <text:p text:style-name="P3">02.</text:p>
          <text:p text:style-name="P3">Add</text:p>
          <text:p text:style-name="P3">Project</text:p>
          <text:p text:style-name="P3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2" draw:layer="layout" svg:x1="22.075cm" svg:y1="14.409cm" svg:x2="26.139cm" svg:y2="14.409cm">
          <text:p/>
        </draw:line>
        <draw:line draw:style-name="gr8" draw:text-style-name="P4" draw:layer="layout" svg:x1="22.083cm" svg:y1="12.982cm" svg:x2="26.147cm" svg:y2="12.982cm">
          <text:p/>
        </draw:line>
        <draw:line draw:style-name="gr5" draw:text-style-name="P2" draw:layer="layout" svg:x1="10.652cm" svg:y1="13.827cm" svg:x2="21.448cm" svg:y2="13.771cm">
          <text:p/>
        </draw:line>
        <draw:frame draw:style-name="gr9" draw:text-style-name="P5" draw:layer="layout" svg:width="12.065cm" svg:height="1.651cm" svg:x="8.239cm" svg:y="17.129cm">
          <draw:text-box>
            <text:p><text:span text:style-name="T1">DFD of Learner Portfolio</text:span></text:p>
          </draw:text-box>
        </draw:frame>
        <draw:frame draw:style-name="gr10" draw:text-style-name="P5" draw:layer="layout" svg:width="3.334cm" svg:height="1.038cm" svg:x="22.478cm" svg:y="13.214cm">
          <draw:text-box>
            <text:p><text:span text:style-name="T2">eLearn DB</text:span></text:p>
          </draw:text-box>
        </draw:frame>
        <draw:custom-shape draw:style-name="gr11" draw:text-style-name="P1" draw:layer="layout" svg:width="3.048cm" svg:height="2.94cm" svg:x="3.032cm" svg:y="7.839cm">
          <text:p text:style-name="P1">Log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525cm" svg:y1="4.937cm" svg:x2="5.445cm" svg:y2="8.239cm">
          <text:p/>
        </draw:line>
        <draw:line draw:style-name="gr5" draw:text-style-name="P2" draw:layer="layout" svg:x1="13.065cm" svg:y1="4.937cm" svg:x2="11.795cm" svg:y2="6.969cm">
          <text:p/>
        </draw:line>
        <draw:line draw:style-name="gr5" draw:text-style-name="P2" draw:layer="layout" svg:x1="13.7cm" svg:y1="4.937cm" svg:x2="14.97cm" svg:y2="6.842cm">
          <text:p/>
        </draw:line>
        <draw:line draw:style-name="gr5" draw:text-style-name="P2" draw:layer="layout" svg:x1="10.779cm" svg:y1="10.652cm" svg:x2="10.779cm" svg:y2="13.827cm">
          <text:p/>
        </draw:line>
        <draw:line draw:style-name="gr5" draw:text-style-name="P2" draw:layer="layout" svg:x1="15.64cm" svg:y1="10.425cm" svg:x2="15.605cm" svg:y2="13.827cm">
          <text:p/>
        </draw:line>
        <draw:frame draw:style-name="gr12" draw:text-style-name="P6" draw:layer="layout" svg:width="7.483cm" svg:height="0.962cm" svg:x="11.803cm" svg:y="13.835cm">
          <draw:text-box>
            <text:p>Project or Certificate Info</text:p>
          </draw:text-box>
        </draw:frame>
        <draw:line draw:style-name="gr5" draw:text-style-name="P2" draw:layer="layout" svg:x1="23.733cm" svg:y1="12.938cm" svg:x2="21.447cm" svg:y2="5.445cm">
          <text:p/>
        </draw:line>
        <draw:frame draw:style-name="gr13" draw:text-style-name="P7" draw:layer="layout" svg:width="6.594cm" svg:height="1.049cm" draw:transform="rotate (-1.27932634171184) translate (22.716cm 5.883cm)">
          <draw:text-box>
            <text:p>Accessing eLearn DB</text:p>
          </draw:text-box>
        </draw:frame>
        <draw:frame draw:style-name="gr14" draw:text-style-name="P8" draw:layer="layout" svg:width="6.223cm" svg:height="0.911cm" svg:x="4.048cm" svg:y="2.629cm">
          <draw:text-box>
            <text:p><text:span text:style-name="T3">Entered in the Dashbo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4" draw:display-name="Transparency 4" draw:style="linear" draw:start="100%" draw:end="0%" draw:angle="2875" draw:border="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5T18:33:37.609000000</meta:creation-date>
    <dc:date>2019-04-13T20:57:43.699000000</dc:date>
    <meta:editing-duration>PT1H7M17S</meta:editing-duration>
    <meta:editing-cycles>26</meta:editing-cycles>
    <meta:generator>LibreOffice/6.2.2.2$Windows_X86_64 LibreOffice_project/2b840030fec2aae0fd2658d8d4f9548af4e3518d</meta:generator>
    <meta:document-statistic meta:object-count="22"/>
  </office:meta>
</office:document-meta>
</file>